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  <style:style style:name="ta_extref" style:family="table">
      <style:table-properties table:display="false"/>
    </style:style>
  </office:automatic-styles>
  <office:body>
    <office:spreadsheet>
      <table:table table:name="Common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1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1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2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3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5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0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6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7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WL-OL9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rrows-black-base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3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07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bstract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1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4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7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8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09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0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1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2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6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ge-19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education-116e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holiday-03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01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11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2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073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30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spire-166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2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3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59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6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0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0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1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2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6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72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erspective-186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02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014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a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b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c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cience-108d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3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4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07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045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10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58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p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1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2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xture-191t_3.jpg.otp</text:p>
          </table:table-cell>
          <table:table-cell office:value-type="string">
            <text:p>Powerbacks</text:p>
          </table:table-cell>
          <table:table-cell office:value-type="string">
            <text:p>Gary Blue</text:p>
          </table:table-cell>
          <table:table-cell office:value-type="string">
            <text:p>garyblue@garyblue.com</text:p>
          </table:table-cell>
          <table:table-cell office:value-type="string">
            <text:p>LGPL</text:p>
          </table:table-cell>
          <table:table-cell office:value-type="string">
            <text:p>http://powerbacks.com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nother-poppy.otp</text:p>
          </table:table-cell>
          <table:table-cell table:number-columns-repeated="4"/>
          <table:table-cell table:style-name="ce3" office:value-type="string">
            <text:p>http://art.gnome.org/backgrounds/abstract/260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quariu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elegan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trus-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o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ields-of-peace.otp</text:p>
          </table:table-cell>
          <table:table-cell table:number-columns-repeated="4"/>
          <table:table-cell table:style-name="ce3"/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resh-morning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wing-rectang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olthi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-concentratio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ish-wallpap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ebius-strip.otp</text:p>
          </table:table-cell>
          <table:table-cell table:number-columns-repeated="3"/>
          <table:table-cell office:value-type="string">
            <text:p>CC 2</text:p>
          </table:table-cell>
          <table:table-cell office:value-type="string">
            <text:p>http://art.gnome.org/backgrounds/abstract/23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re-green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urchenko.deviantart.com/art/More-GREEN-8090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0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1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2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3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4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5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6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7.otp</text:p>
          </table:table-cell>
          <table:table-cell/>
          <table:table-cell table:style-name="ce2"/>
          <table:table-cell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8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o-veo9.otp</text:p>
          </table:table-cell>
          <table:table-cell table:number-columns-repeated="3"/>
          <table:table-cell office:value-type="string">
            <text:p>Free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edi.otp</text:p>
          </table:table-cell>
          <table:table-cell/>
          <table:table-cell table:style-name="ce2"/>
          <table:table-cell/>
          <table:table-cell office:value-type="string">
            <text:p>CC 3</text:p>
          </table:table-cell>
          <table:table-cell office:value-type="string">
            <text:p>http://dianita89.deviantart.com/art/Sedi-60799398</text:p>
          </table:table-cell>
          <table:table-cell table:number-columns-repeated="249"/>
        </table:table-row>
        <table:table-row table:style-name="ro1" table:number-rows-repeated="3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11">
          <table:table-cell table:number-columns-repeated="256"/>
        </table:table-row>
        <table:table-row table:style-name="ro1" table:number-rows-repeated="7">
          <table:table-cell table:number-columns-repeated="3"/>
          <table:table-cell table:style-name="ce2"/>
          <table:table-cell table:number-columns-repeated="252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4">
          <table:table-cell table:number-columns-repeated="3"/>
          <table:table-cell table:style-name="ce2"/>
          <table:table-cell table:number-columns-repeated="252"/>
        </table:table-row>
        <table:table-row table:style-name="ro1">
          <table:table-cell table:number-columns-repeated="4"/>
          <table:table-cell table:style-name="Default"/>
          <table:table-cell table:number-columns-repeated="251"/>
        </table:table-row>
        <table:table-row table:style-name="ro1" table:number-rows-repeated="6503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English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 office:value-type="string">
            <text:p><text:a xlink:href="mailto:akshatdave@gmail.com">akshatdave@gmail.com</text:a>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n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/>
          <table:table-cell office:value-type="string">
            <text:p>Gervásio da Silva Antônio</text:p>
          </table:table-cell>
          <table:table-cell office:value-type="string">
            <text:p>gervasioantonio@openoffice.org</text:p>
          </table:table-cell>
          <table:table-cell office:value-type="string">
            <text:p>LGPL</text:p>
          </table:table-cell>
          <table:table-cell office:value-type="string">
            <text:p>http://www.broffice.org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/>
          <table:table-cell office:value-type="string">
            <text:p>Akshat Dave</text:p>
          </table:table-cell>
          <table:table-cell office:value-type="string">
            <text:p>a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/>
          <table:table-cell office:value-type="string">
            <text:p>Mridul Khan</text:p>
          </table:table-cell>
          <table:table-cell office:value-type="string">
            <text:p><text:a xlink:href="mailto:mridul.khan@gmail.com">mridul.khan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/>
          <table:table-cell office:value-type="string">
            <text:p>Akshat Dave</text:p>
          </table:table-cell>
          <table:table-cell office:value-type="string">
            <text:p>kshatdave@gmail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/>
          <table:table-cell office:value-type="string">
            <text:p>Benjamin Jur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<text:a xlink:href="mailto:jane.2494@gmail.com">jane.2494@gmail.com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/>
          <table:table-cell office:value-type="string">
            <text:p>Bob Bevan-Jone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/>
          <table:table-cell office:value-type="string">
            <text:p>John Donoghue</text:p>
          </table:table-cell>
          <table:table-cell office:value-type="string">
            <text:p>john.donoghue@ieee.org</text:p>
          </table:table-cell>
          <table:table-cell office:value-type="string">
            <text:p>PD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/>
          <table:table-cell office:value-type="string">
            <text:p>Amber Karl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/>
          <table:table-cell office:value-type="string">
            <text:p>Christel Robert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/>
          <table:table-cell office:value-type="string">
            <text:p>Dmitri Popov</text:p>
          </table:table-cell>
          <table:table-cell office:value-type="string">
            <text:p>dmpop@open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/>
          <table:table-cell office:value-type="string">
            <text:p>Jon Sharp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/>
          <table:table-cell office:value-type="string">
            <text:p>Steven Hammond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/>
          <table:table-cell office:value-type="string">
            <text:p>Claude Tremblay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/>
          <table:table-cell office:value-type="string">
            <text:p>Ronnie M. Faile Jr.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/>
          <table:table-cell office:value-type="string">
            <text:p>Mridul Kha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/>
          <table:table-cell office:value-type="string">
            <text:p>Sharon A. Koss-Morimoto</text:p>
          </table:table-cell>
          <table:table-cell office:value-type="string">
            <text:p>sharon_koss@accesstoledo.com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, 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_Paper_CD_Cover.otg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TC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ar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5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pefruit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6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Professional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7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book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8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quar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2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logy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thelinuxbox.org/?p=30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cards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DVD.ott</text:p>
          </table:table-cell>
          <table:table-cell office:value-type="string">
            <text:p>Word Automation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wordautomation.com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grades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heckBookRegister.ots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FBusinessLetter.ott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apothecaryBottles.otp</text:p>
          </table:table-cell>
          <table:table-cell/>
          <table:table-cell table:style-name="ce2" office:value-type="string">
            <text:p>Sean Pe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thelinuxbox.org/?p=24">http://thelinuxbox.org/?p=24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48171-Resume-Template.odt</text:p>
          </table:table-cell>
          <table:table-cell/>
          <table:table-cell office:value-type="string">
            <text:p>Joel Montes de Oca</text:p>
          </table:table-cell>
          <table:table-cell table:style-name="Default"/>
          <table:table-cell office:value-type="string">
            <text:p>GPL</text:p>
          </table:table-cell>
          <table:table-cell office:value-type="string">
            <text:p>http://opentemplate.org/content/show.php/Super+Basic+Resume?content=48171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BookLabel_12_4x3-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ountry_book6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kaledeiscope-bk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green-wineWL-OL4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ine-label8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mpany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orever CD Label.od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et Me Another Tie CD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ffice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hoto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nnets-lullabye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ripes-in-Pink-CD-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0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50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L-OL5075.otg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2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15-festival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1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2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23-animals-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-label1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ddress_label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1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Alphabetical-3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3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Address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3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4sameAvery5162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2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MailingSameAvery516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2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returnaddresssameAvery5167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text2sameAvery516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2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asicShipping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blue-shpWL-OL150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lasicMailing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color-bars-2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ile-Handle-with-Care-red-background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grance 02 Address 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frame-filling-labels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Gemini_label_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-Label-0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Buss_with-Logo-011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LabelFlowerSameAvery516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ailing_Label-General_Theme_01-WL-OL12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appl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lower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fruits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essbasket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rose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miniaddyellow-adrsWL-OL875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easonsShippingLabel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labelSameAvery5164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3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office:value-type="string">
            <text:p>labels</text:p>
          </table:table-cell>
          <table:table-cell office:value-type="string">
            <text:p>Shipping-std-design9.ott</text:p>
          </table:table-cell>
          <table:table-cell office:value-type="string">
            <text:p>World Label</text:p>
          </table:table-cell>
          <table:table-cell office:value-type="string">
            <text:p>Russell Ossendryver</text:p>
          </table:table-cell>
          <table:table-cell office:value-type="string">
            <text:p>worldlabel@gmail.com</text:p>
          </table:table-cell>
          <table:table-cell office:value-type="string">
            <text:p>Public Domain</text:p>
          </table:table-cell>
          <table:table-cell office:value-type="string">
            <text:p>http://www.worldlabel.com/Pages/pageaverylabels.htm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0">http://extensions.services.openoffice.org/project/license/950</text:a>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dar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0</text:p>
          </table:table-cell>
          <table:table-cell table:style-name="Default" office:value-type="string">
            <text:p>http://extensions.services.openoffice.org/project/TemplatePack_II</text:p>
          </table:table-cell>
          <table:table-cell table:number-columns-repeated="249"/>
        </table:table-row>
        <table:table-row table:style-name="ro1" table:number-rows-repeated="648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8" table:default-cell-style-name="ce1"/>
        <table:table-column table:style-name="co1" table:default-cell-style-name="Default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/>
          <table:table-cell office:value-type="string">
            <text:p>Christoph Schultz</text:p>
          </table:table-cell>
          <table:table-cell office:value-type="string">
            <text:p><text:a xlink:href="mailto:ic-schultz@gmx.de">ic-schultz@gmx.de</text:a>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/>
          <table:table-cell office:value-type="string">
            <text:p>Benjamin Busold</text:p>
          </table:table-cell>
          <table:table-cell office:value-type="string">
            <text:p><text:a xlink:href="mailto:benjamin@busold-online.org">benjamin@busold-onlin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<text:a xlink:href="mailto:bhs_buchhaltung@gmx.de">bhs_buchhaltung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/>
          <table:table-cell office:value-type="string">
            <text:p>Frank Großmann</text:p>
          </table:table-cell>
          <table:table-cell office:value-type="string">
            <text:p>Frank.Grossman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ven.vermeulen@gmx.de">sven.vermeulen@gmx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/>
          <table:table-cell office:value-type="string">
            <text:p>Silke Ben Hajla</text:p>
          </table:table-cell>
          <table:table-cell office:value-type="string">
            <text:p>bhs_buchhaltung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office:value-type="string">
            <text:p>5gestalten GmbH</text:p>
          </table:table-cell>
          <table:table-cell/>
          <table:table-cell office:value-type="string">
            <text:p>info@5gestalt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/>
          <table:table-cell office:value-type="string">
            <text:p>Dennis Hille</text:p>
          </table:table-cell>
          <table:table-cell office:value-type="string">
            <text:p>totsuo.takatori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/>
          <table:table-cell office:value-type="string">
            <text:p>Arnold Pfaff</text:p>
          </table:table-cell>
          <table:table-cell office:value-type="string">
            <text:p>arnold.pfaff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a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/>
          <table:table-cell office:value-type="string">
            <text:p>Carsten Ungewitter</text:p>
          </table:table-cell>
          <table:table-cell office:value-type="string">
            <text:p>openoffice@arbeitswaisen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/>
          <table:table-cell office:value-type="string">
            <text:p>Dominik Augustin</text:p>
          </table:table-cell>
          <table:table-cell office:value-type="string">
            <text:p>d0m1n1k@gmx.net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/>
          <table:table-cell office:value-type="string">
            <text:p>Gisbert Friege</text:p>
          </table:table-cell>
          <table:table-cell office:value-type="string">
            <text:p>ooo@friege.de</text:p>
          </table:table-cell>
          <table:table-cell office:value-type="string">
            <text:p>LGPL, PD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uwe.altmann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/>
          <table:table-cell office:value-type="string">
            <text:p>Arnold Pfaff</text:p>
          </table:table-cell>
          <table:table-cell office:value-type="string">
            <text:p><text:a xlink:href="mailto:arnold.pfaff@web.de">arnold.pfaff@web.de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/>
          <table:table-cell office:value-type="string">
            <text:p>Andre Schnabel</text:p>
          </table:table-cell>
          <table:table-cell office:value-type="string">
            <text:p><text:a xlink:href="mailto:andreschnabel@openoffice.org">andreschnabel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/>
          <table:table-cell office:value-type="string">
            <text:p>Eric Hoch</text:p>
          </table:table-cell>
          <table:table-cell office:value-type="string">
            <text:p>eric_openoffice@gmx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harald.schilly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/>
          <table:table-cell office:value-type="string">
            <text:p>Andreas Mächtig</text:p>
          </table:table-cell>
          <table:table-cell office:value-type="string">
            <text:p>a.maechtig@niles-simmon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/>
          <table:table-cell office:value-type="string">
            <text:p>Andreas Hyballa</text:p>
          </table:table-cell>
          <table:table-cell office:value-type="string">
            <text:p>hyb0019@compuserve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/>
          <table:table-cell office:value-type="string">
            <text:p>Stefan Schmidhuber</text:p>
          </table:table-cell>
          <table:table-cell office:value-type="string">
            <text:p>stefan.schmidhuber@gmx.at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style-name="Default"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/>
          <table:table-cell office:value-type="string">
            <text:p>Johannes Czerwinski</text:p>
          </table:table-cell>
          <table:table-cell office:value-type="string">
            <text:p>johannes@openoffice.org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/>
          <table:table-cell office:value-type="string">
            <text:p>Sven Vermeulen</text:p>
          </table:table-cell>
          <table:table-cell office:value-type="string">
            <text:p><text:a xlink:href="mailto:siboy@openoffice.org">siboy@openoffice.org</text:a>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/>
          <table:table-cell office:value-type="string">
            <text:p>Berthold Gerdes</text:p>
          </table:table-cell>
          <table:table-cell office:value-type="string">
            <text:p>berthold@bgerdes.de</text:p>
          </table:table-cell>
          <table:table-cell office:value-type="string">
            <text:p>LGPL</text:p>
          </table:table-cell>
          <table:table-cell office:value-type="string">
            <text:p><text:a xlink:href="http://www.ooextras.org/">http://www.ooextras.org/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74011-mygbrief.odt</text:p>
          </table:table-cell>
          <table:table-cell/>
          <table:table-cell office:value-type="string">
            <text:p>Louis Mertl</text:p>
          </table:table-cell>
          <table:table-cell/>
          <table:table-cell office:value-type="string">
            <text:p>GPL</text:p>
          </table:table-cell>
          <table:table-cell office:value-type="string">
            <text:p>http://www.opentemplate.org/content/show.php/New+G-Brief?content=74011</text:p>
          </table:table-cell>
          <table:table-cell table:number-columns-repeated="249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indebtedness_schedul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<text:a xlink:href="http://extensions.services.openoffice.org/project/license/955">http://extensions.services.openoffice.org/project/license/955</text:a>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business_trip_budget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marketing_budget_plan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roject_planning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start-up_capital_estimate.ots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cry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2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aquarel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crystal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gradb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ripplewav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luesmok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bright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fulcha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number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colo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cir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dark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actalspir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froze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low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ow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olddr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adsha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mosa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greenwaterpaint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mezzo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numbeffec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ang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_black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lyt-organ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 table:style-name="Default"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ingre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intwav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pertop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astell_py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plastic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ast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ctbright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no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dsunris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reyellin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impleblue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sunrise_line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borde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echnical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typography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violetlightning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color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aterstorm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whitemountains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table:style-name="Default" office:value-type="string">
            <text:p>layout</text:p>
          </table:table-cell>
          <table:table-cell office:value-type="string">
            <text:p>lyt-yereble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1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2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3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misc</text:p>
          </table:table-cell>
          <table:table-cell office:value-type="string">
            <text:p>04_event_poster.otg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1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2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3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4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5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fax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06_business_lett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1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2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3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4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5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graph_pap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invoic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minu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not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entation_background.otp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06_press_releas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qu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ri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a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blackwhit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ncer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capricorn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ey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ame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gemini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art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hexagon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inkpot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e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libra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pisce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agittar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scorpi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taurus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virgo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ormalletteryinyang.ott</text:p>
          </table:table-cell>
          <table:table-cell table:style-name="Default" office:value-type="string">
            <text:p>SUN Microsystems</text:p>
          </table:table-cell>
          <table:table-cell table:style-name="Default" office:value-type="string">
            <text:p>SUN Microsystems</text:p>
          </table:table-cell>
          <table:table-cell/>
          <table:table-cell table:style-name="Default" office:value-type="string">
            <text:p>BSD-like: http://extensions.services.openoffice.org/project/license/955</text:p>
          </table:table-cell>
          <table:table-cell table:style-name="Default" office:value-type="string">
            <text:p>http://extensions.services.openoffice.org/project/TemplatePackII</text:p>
          </table:table-cell>
          <table:table-cell table:number-columns-repeated="248"/>
          <table:table-cell table:style-name="ce1"/>
        </table:table-row>
        <table:table-row table:style-name="ro1" table:number-rows-repeated="650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BT_tarsasagi_szerzodes_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EN12209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megold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SO_2859-1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inell-kemenysegmer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urGlob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1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5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6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3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7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4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8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_5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9</text:p>
          </table:table-cell>
          <table:table-cell table:number-columns-repeated="237"/>
          <table:table-cell table:style-name="Default" table:number-columns-repeated="12"/>
        </table:table-row>
        <table:table-row table:style-name="ro1">
          <table:table-cell office:value-type="string">
            <text:p>misc</text:p>
          </table:table-cell>
          <table:table-cell office:value-type="string">
            <text:p>BlueHom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Italian" table:style-name="ta1" table:print="false"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VHS.odg</text:p>
          </table:table-cell>
          <table:table-cell table:style-name="Default" table:number-columns-repeated="3"/>
          <table:table-cell table:style-name="Default" office:value-type="string">
            <text:p>LGPL</text:p>
          </table:table-cell>
          <table:table-cell office:value-type="string">
            <text:p>http://www.ooextras.org/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table:style-name="Default"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KA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TR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Fin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Dutch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Pol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Brasil" table:style-name="ta1" table:print="false"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  <table:table-cell table:number-columns-repeated="247"/>
        </table:table-row>
      </table:table>
      <table:table table:name="Span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75438-ShopingCart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Lista+del+super?content=75438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75437-CornellNotetaking.ott</text:p>
          </table:table-cell>
          <table:table-cell table:style-name="Default"/>
          <table:table-cell table:style-name="Default" office:value-type="string">
            <text:p>Alexandro Colorado</text:p>
          </table:table-cell>
          <table:table-cell table:style-name="Default" office:value-type="string">
            <text:p>acolorado@gmail.com</text:p>
          </table:table-cell>
          <table:table-cell office:value-type="string">
            <text:p>LGPL</text:p>
          </table:table-cell>
          <table:table-cell table:style-name="Default" office:value-type="string">
            <text:p>http://opentemplate.org/content/show.php/Notas-Cornell?content=75437</text:p>
          </table:table-cell>
          <table:table-cell table:style-name="Default" table:number-columns-repeated="2"/>
        </table:table-row>
      </table:table>
      <table:table table:name="Chi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Japanese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presn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style-name="Default" table:number-columns-repeated="2"/>
        </table:table-row>
      </table:table>
      <table:table table:name="Czec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podaci_kniha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seznam_pohledavek.ots</text:p>
          </table:table-cell>
          <table:table-cell table:style-name="Default"/>
          <table:table-cell table:style-name="Default" office:value-type="string">
            <text:p>Mgr. Daniel Hrbac</text:p>
          </table:table-cell>
          <table:table-cell table:style-name="Default" office:value-type="string">
            <text:p><text:a xlink:href="mailto:advokat@mujmejl">advokat@mujmejl</text:a>.cz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thelinuxbox.org/?p=24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documentation.openoffice.org/Samples_Templates/User/template/index.html">http://documentation.openoffice.org/Samples_Templates/User/template/index.html</text:a></text:p>
          </table:table-cell>
          <table:table-cell table:number-columns-repeated="2"/>
        </table:table-row>
      </table:table>
      <table:database-ranges>
        <table:database-range table:target-range-address="English.A1:English.J44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02">2009.06.02</text:date>, <text:time>05:34:00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1$Build-9399</meta:generator>
    <meta:creation-date>2007-04-25T07:50:52</meta:creation-date>
    <dc:creator>KAMI </dc:creator>
    <dc:date>2009-06-02T05:34:00</dc:date>
    <meta:editing-cycles>242</meta:editing-cycles>
    <meta:editing-duration>PT24H18M10S</meta:editing-duration>
    <meta:document-statistic meta:table-count="17" meta:cell-count="14938" meta:object-count="0"/>
    <meta:user-defined meta:name="Info 1"/>
    <meta:user-defined meta:name="Info 2"/>
    <meta:user-defined meta:name="Info 3"/>
    <meta:user-defined meta:name="Info 4"/>
  </office:meta>
</office:document-meta>
</file>